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text:p>
      <text:p text:style-name="Standard"/>
      <text:p text:style-name="Standard"><text:tab/>A l'heure où le cloud est en pleine expansion, il est légitime qu'un administrateur système s'informe et s’interroge sur le réel bénéfice que pourraient lui apporter les technologies des systèmes de fichiers distribués. Son succès en fait une technologie d'avenir pour plusieurs raisons, l'intégrité et l’accessibilité des données. Cependant le cloud peut faire peur car la technologie met à disposition des énormes quantités de données à des entreprises capables de les exploiter... De plus, le cloud est une question de confiance, si un utilisateur y place toutes ces données sans faire de sauvegarde, il doit être capable d'accepter leur perte. En effet, certains hébergeurs sont susceptibles d'être plus fiable techniquement et financièrement que d'autres. Le cloud computing est-il alors une bonne chose ? Et dans 20 ans ? Une nouvelle fois, tout repose sur la bonne foie des personnes concernées.</text:p>
      <text:p text:style-name="Standard"><text:tab/>Ceph et Lustre sont des technologies faites pour répondre à ce besoin. Le premier n'est pas encore conseillé en production mais le deuxième est déjà utilisé sur les plus gros data center du monde. Ce sont des technologies complexes, relativement récentes et très bien pensées. Elles permettent une énorme flexibilité de stockage, l'intégrité des données, la répartition de charges, la transparence côté utilisateur, d'excellentes performances... Beaucoup d'avantages mais aussi quelques inconvénients. Le premier, le plus flagrant, est la complexité de l'installation, particulièrement pour Lustre, accessible qu'à un spécialiste. En effet des compétences en système GNU Linux sont indispensables. De la même manière, les systèmes de fichiers distribués sont compliqués à maintenir, dans le sens où, en cas d'erreur, la résolution de ce dernier peut s'avérer fastidieuse. Sinon la documentation était nombreuse mais répétitive. Pour une erreur bien précise, lors du déploiement du cluster par exemple, la recherche d'informations se complexifie et la bonne documentation se raréfie. Il reste un dernier point à éclaircir. Les systèmes étant compliqués, il est pas facile de comprendre comment les données sont réellement réparties dans le cluster. Par conséquent, comment savoir le niveau d'intégrité des données fourni par le service. En d'autres mots, sont-ils fiables à 100 %, 99,9987 % ? La question se pose principalement pour Ceph contrairement à Lustre qui a déjà fait ses preuves : sur les 100 plus gros super-calculateurs sur notre planète, 60 utilisent Lustre. Ce dernier est donc déjà à un stade avancé de son développement, mais est-il réellement fiable à 100% pour autant ? Chacun ses avantages et ses inconvénients, Ceph est à préféré pour un particulier et Lustre pour une mise en production.</text:p>
      <text:p text:style-name="Standard"><text:tab/>Le sujet était enrichissant. Il a nécessité la maîtrise et la compréhension de nombreux systèmes qui nous ont servi dans l'avancé du projet, comme le SSH, la compilation de noyaux, la manipulation de LVM et de KVM, le clustering, la gestion des sauvegardes, la gestion de projet sous git et github....Mais avant tout, nous avons appris à mettre en œuvre des systèmes de fichiers distribués, avec toutes les connaissances qui englobent cette pratique. C'est à dire une meilleure compréhension des erreurs et des logs, une meilleur notion du nombre et du type de machines à déployer, du hardware nécessaire, des performances de ce type de système, de son fonctionnement interne... Un peu moins technique, mais tout aussi important, le projet nous impose de respecter des délais, nous avons donc dû nous organiser et dialoguer un maximum via Etherpad par exemple. De plus la répartition du travail n'était pas facile. Pour être efficace un maximum, chacun a travaillé sur une partie différente de son côté. Pendant qu'une personne rédiger le rapport hebdomadaire, une personne testait l'installation sur le cluster dans notre salle de cours, et les deux autres membres de l'équipe essayaient chacun les manipulations en machines virtuelles, avec une distribution différente par exemple. En cas de soucis majeur, l'entraide était toujours présente au sein de notre groupe. </text:p>
      <text:p text:style-name="Standard"><text:tab/>Nous avons donc eut la chance de profiter d'un sujet très intéressant, motivant, et profitable pour notre carrière. Nous garderons un bon souvenir de cette expérience.</text:p>
      <text:p text:style-name="P1">Remerciements</text:p>
      <text:p text:style-name="Standard"/>
      <text:p text:style-name="Standard"><text:tab/>De la part de toute notre équipe, nous tenons à remercier M. Casset, notre tuteur, qui nous a fortement aidé, ainsi que tous les camarades de classes qui nous ont soutenu dans l'accomplissement de ce projet.</text:p>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0:31:35</meta:creation-date>
    <dc:date>2014-03-24T03:52:45</dc:date>
    <meta:editing-duration>PT3H5M59S</meta:editing-duration>
    <meta:editing-cycles>18</meta:editing-cycles>
    <meta:generator>LibreOffice/3.5$Linux_X86_64 LibreOffice_project/350m1$Build-2</meta:generator>
    <meta:document-statistic meta:table-count="0" meta:image-count="0" meta:object-count="0" meta:page-count="2" meta:paragraph-count="8" meta:word-count="697" meta:character-count="4481" meta:non-whitespace-character-count="3784"/>
  </office:meta>
</office:document-meta>
</file>